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01cm"/>
    </style:style>
    <style:style style:name="gr2" style:family="graphic" style:parent-style-name="standard">
      <style:graphic-properties svg:stroke-width="0.212cm" svg:stroke-color="#000000" draw:marker-start-width="0.517cm" draw:marker-end="" draw:marker-end-width="0.517cm" draw:fill-color="#000000" draw:textarea-horizontal-align="justify" draw:textarea-vertical-align="middle" draw:auto-grow-height="false" fo:min-height="1.878cm" fo:min-width="2.187cm" fo:padding-top="0.23cm" fo:padding-bottom="0.23cm" fo:padding-left="0.355cm" fo:padding-right="0.355cm"/>
    </style:style>
    <style:style style:name="gr3" style:family="graphic" style:parent-style-name="standard">
      <style:graphic-properties svg:stroke-width="0.035cm" draw:marker-start-width="0.252cm" draw:marker-end="Arrow" draw:marker-end-width="0.252cm" draw:fill-color="#6666ff" draw:textarea-horizontal-align="center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6666ff" draw:textarea-horizontal-align="justify" draw:textarea-vertical-align="middle" draw:auto-grow-height="false" fo:min-height="1.528cm" fo:min-width="1.44cm"/>
    </style:style>
    <style:style style:name="gr5" style:family="graphic" style:parent-style-name="standard">
      <style:graphic-properties draw:marker-end="Arrow" draw:fill-color="#6666ff" draw:textarea-vertical-align="middle"/>
    </style:style>
    <style:style style:name="gr6" style:family="graphic" style:parent-style-name="standard">
      <style:graphic-properties draw:fill-color="#6666ff" draw:textarea-horizontal-align="justify" draw:textarea-vertical-align="middle" draw:auto-grow-height="false" fo:min-height="1.334cm" fo:min-width="1.084cm"/>
    </style:style>
    <style:style style:name="gr7" style:family="graphic" style:parent-style-name="standard">
      <style:graphic-properties draw:fill-color="#6666ff" draw:textarea-horizontal-align="justify" draw:textarea-vertical-align="middle" draw:auto-grow-height="false" fo:min-height="1.334cm" fo:min-width="1.084cm" fo:wrap-option="no-wrap"/>
    </style:style>
    <style:style style:name="gr8" style:family="graphic" style:parent-style-name="standard">
      <style:graphic-properties draw:marker-end="Arrow" draw:fill-color="#6666ff" draw:textarea-vertical-align="middle"/>
    </style:style>
    <style:style style:name="gr9" style:family="graphic" style:parent-style-name="standard">
      <style:graphic-properties svg:stroke-width="0.212cm" svg:stroke-color="#000000" draw:marker-start-width="0.517cm" draw:marker-end="" draw:marker-end-width="0.517cm" draw:fill-color="#ffffff" draw:textarea-horizontal-align="justify" draw:textarea-vertical-align="middle" draw:auto-grow-height="false" fo:min-height="1.878cm" fo:min-width="2.211cm" fo:padding-top="0.23cm" fo:padding-bottom="0.23cm" fo:padding-left="0.355cm" fo:padding-right="0.355cm"/>
    </style:style>
    <style:style style:name="gr10" style:family="graphic" style:parent-style-name="standard">
      <style:graphic-properties svg:stroke-color="#ffff00" draw:fill-color="#ffff99" draw:textarea-horizontal-align="justify" draw:textarea-vertical-align="middle" draw:auto-grow-height="false" fo:min-height="2.798cm" fo:min-width="4.834cm"/>
    </style:style>
    <style:style style:name="gr11" style:family="graphic" style:parent-style-name="standard">
      <style:graphic-properties svg:stroke-width="0.212cm" svg:stroke-color="#000000" draw:marker-start-width="0.517cm" draw:marker-end="" draw:marker-end-width="0.517cm" draw:fill-color="#ffffff" draw:textarea-horizontal-align="justify" draw:textarea-vertical-align="middle" draw:auto-grow-height="false" fo:min-height="1.53cm" fo:min-width="1.626cm" fo:padding-top="0.23cm" fo:padding-bottom="0.23cm" fo:padding-left="0.355cm" fo:padding-right="0.355cm"/>
    </style:style>
    <style:style style:name="gr12" style:family="graphic" style:parent-style-name="standard">
      <style:graphic-properties draw:fill-color="#6666ff" draw:textarea-horizontal-align="justify" draw:textarea-vertical-align="middle" draw:auto-grow-height="false" fo:min-height="1.492cm" fo:min-width="2.888cm"/>
    </style:style>
    <style:style style:name="gr13" style:family="graphic" style:parent-style-name="standard">
      <style:graphic-properties draw:fill-color="#6666ff" draw:textarea-horizontal-align="justify" draw:textarea-vertical-align="middle" draw:auto-grow-height="false" fo:min-height="1.726cm" fo:min-width="1.948cm"/>
    </style:style>
    <style:style style:name="gr14" style:family="graphic" style:parent-style-name="standard">
      <style:graphic-properties svg:stroke-color="#ffff00" draw:fill-color="#ffff99" draw:textarea-horizontal-align="justify" draw:textarea-vertical-align="middle" draw:auto-grow-height="false" fo:min-height="1.314cm" fo:min-width="2.42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76cm"/>
    </style:style>
    <style:style style:name="gr16" style:family="graphic" style:parent-style-name="standard">
      <style:graphic-properties draw:fill-color="#6666ff" draw:textarea-horizontal-align="justify" draw:textarea-vertical-align="middle" draw:auto-grow-height="false" fo:min-height="1.097cm" fo:min-width="1.249cm"/>
    </style:style>
    <style:style style:name="gr17" style:family="graphic" style:parent-style-name="standard">
      <style:graphic-properties svg:stroke-width="0.212cm" svg:stroke-color="#000000" draw:marker-start-width="0.517cm" draw:marker-end="" draw:marker-end-width="0.517cm" draw:fill-color="#000000" draw:textarea-horizontal-align="justify" draw:textarea-vertical-align="middle" draw:auto-grow-height="false" fo:min-height="1.878cm" fo:min-width="1.839cm" fo:padding-top="0.23cm" fo:padding-bottom="0.23cm" fo:padding-left="0.355cm" fo:padding-right="0.355cm"/>
    </style:style>
    <style:style style:name="gr18" style:family="graphic" style:parent-style-name="standard">
      <style:graphic-properties svg:stroke-color="#ffff00" draw:fill-color="#ffff99" draw:textarea-horizontal-align="justify" draw:textarea-vertical-align="middle" draw:auto-grow-height="false" fo:min-height="1.528cm" fo:min-width="3.5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-color="#000000"/>
      <style:paragraph-properties fo:text-align="center"/>
      <style:text-properties fo:color="#ffffff" fo:font-size="13pt" style:font-size-asian="13pt" style:font-size-complex="13pt"/>
    </style:style>
    <style:style style:name="P4" style:family="paragraph">
      <loext:graphic-properties draw:fill-color="#6666ff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-color="#6666ff"/>
      <style:paragraph-properties fo:text-align="center"/>
      <style:text-properties fo:background-color="#ffffff"/>
    </style:style>
    <style:style style:name="P6" style:family="paragraph">
      <loext:graphic-properties draw:fill-color="#6666ff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-color="#6666ff"/>
      <style:paragraph-properties fo:text-align="center"/>
      <style:text-properties fo:font-size="15pt" style:font-size-asian="18pt" style:font-size-complex="18pt"/>
    </style:style>
    <style:style style:name="P8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ffff99"/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margin-left="0cm" fo:margin-right="0cm" fo:text-align="center" fo:text-indent="0cm"/>
      <style:text-properties style:font-name="Liberation Sans" fo:font-size="14pt" style:letter-kerning="true" style:font-name-asian="Noto Sans CJK SC Regular" style:font-size-asian="14pt" style:font-name-complex="FreeSans" style:font-size-complex="14pt"/>
    </style:style>
    <style:style style:name="P11" style:family="paragraph">
      <loext:graphic-properties draw:fill="none" draw:fill-color="#ffffff"/>
      <style:text-properties fo:font-size="15pt" fo:background-color="#ffffff" style:font-size-asian="18pt" style:font-size-complex="18pt"/>
    </style:style>
    <style:style style:name="P12" style:family="paragraph">
      <loext:graphic-properties draw:fill-color="#6666ff"/>
      <style:paragraph-properties fo:text-align="center"/>
      <style:text-properties fo:font-size="15pt" fo:background-color="#ffffff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ffff" fo:font-size="13pt" style:font-size-asian="13pt" style:font-size-complex="13pt"/>
    </style:style>
    <style:style style:name="T3" style:family="text">
      <style:text-properties fo:font-size="15pt" fo:background-color="#ffffff" style:font-size-asian="15pt" style:font-size-complex="15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5pt" style:font-size-asian="18pt" style:font-size-complex="18pt"/>
    </style:style>
    <style:style style:name="T9" style:family="text">
      <style:text-properties fo:font-size="15pt" fo:background-color="#ffffff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558cm" svg:height="1.651cm" svg:x="6.691cm" svg:y="1.254cm">
          <draw:text-box>
            <text:p text:style-name="P1"><text:span text:style-name="T1">Chapter 1: Courtroom</text:span></text:p>
          </draw:text-box>
        </draw:frame>
        <draw:custom-shape draw:style-name="gr2" draw:text-style-name="P3" xml:id="id5" draw:id="id5" draw:layer="layout" svg:width="4.097cm" svg:height="3.306cm" svg:x="21.541cm" svg:y="6.67cm">
          <text:p text:style-name="P1"><text:span text:style-name="T2">Exit</text:span></text:p>
          <text:p text:style-name="P1"><text:span text:style-name="T2">Courtr</text:span><text:span text:style-name="T2">o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9.372cm" svg:y1="9.948cm" svg:x2="9.355cm" svg:y2="12.323cm" draw:start-shape="id1" draw:start-glue-point="6" draw:end-shape="id2" draw:end-glue-point="4" svg:d="M9372 9948v1188h-17v1187" svg:viewBox="0 0 18 2376">
          <text:p text:style-name="P1"><text:span text:style-name="T3">Guilty</text:span></text:p>
        </draw:connector>
        <draw:custom-shape draw:style-name="gr4" draw:text-style-name="P4" xml:id="id2" draw:id="id2" draw:layer="layout" svg:width="2.742cm" svg:height="2.514cm" svg:x="7.984cm" svg:y="12.323cm">
          <text:p text:style-name="P1"><text:span text:style-name="T4">&lt;nil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10.955cm" svg:y1="8.365cm" svg:x2="16.549cm" svg:y2="8.324cm" draw:start-shape="id1" draw:start-glue-point="7" draw:end-shape="id3" draw:end-glue-point="5" svg:d="M10955 8365h2797v-41h2797" svg:viewBox="0 0 5595 42">
          <text:p text:style-name="P1"><text:span text:style-name="T3">Not Guilty</text:span></text:p>
        </draw:connector>
        <draw:custom-shape draw:style-name="gr6" draw:text-style-name="P4" xml:id="id1" draw:id="id1" draw:layer="layout" svg:width="3.167cm" svg:height="3.167cm" svg:x="7.788cm" svg:y="6.781cm">
          <text:p text:style-name="P1"><text:span text:style-name="T4">P</text:span><text:span text:style-name="T4">le</text:span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3" draw:id="id3" draw:layer="layout" svg:width="3.167cm" svg:height="3.167cm" svg:x="16.549cm" svg:y="6.74cm">
          <text:p text:style-name="P1"><text:span text:style-name="T5">Join </text:span></text:p>
          <text:p text:style-name="P1"><text:span text:style-name="T5">Arm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8.133cm" svg:y1="9.907cm" svg:x2="18.158cm" svg:y2="12.407cm" draw:start-shape="id3" draw:start-glue-point="6" draw:end-shape="id4" draw:end-glue-point="4" svg:d="M18133 9907v1250h25v1250" svg:viewBox="0 0 26 2501">
          <text:p text:style-name="P1"><text:span text:style-name="T3">No</text:span></text:p>
        </draw:connector>
        <draw:custom-shape draw:style-name="gr4" draw:text-style-name="P4" xml:id="id4" draw:id="id4" draw:layer="layout" svg:width="2.742cm" svg:height="2.514cm" svg:x="16.787cm" svg:y="12.407cm">
          <text:p text:style-name="P1"><text:span text:style-name="T4">&lt;nil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svg:x1="19.716cm" svg:y1="8.324cm" svg:x2="21.541cm" svg:y2="8.323cm" draw:start-shape="id3" draw:start-glue-point="7" draw:end-shape="id5" draw:end-glue-point="6" svg:d="M19716 8324h860v-1h965" svg:viewBox="0 0 1826 2">
          <text:p/>
        </draw:connector>
        <draw:custom-shape draw:style-name="gr9" draw:text-style-name="P8" xml:id="id6" draw:id="id6" draw:layer="layout" svg:width="4.129cm" svg:height="3.306cm" svg:x="2.27cm" svg:y="6.711cm">
          <text:p text:style-name="P1"><text:span text:style-name="T6">Start </text:span><text:span text:style-name="T6">in</text:span></text:p>
          <text:p text:style-name="P1"><text:span text:style-name="T6">Courtr</text:span><text:span text:style-name="T6">o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svg:x1="6.399cm" svg:y1="8.364cm" svg:x2="7.788cm" svg:y2="8.365cm" draw:start-shape="id6" draw:start-glue-point="10" draw:end-shape="id1" draw:end-glue-point="5" svg:d="M6399 8364h747v1h642" svg:viewBox="0 0 1390 2">
          <text:p/>
        </draw:connector>
        <draw:custom-shape draw:style-name="gr10" draw:text-style-name="P9" draw:layer="layout" svg:width="5.334cm" svg:height="3.048cm" svg:x="1.889cm" svg:y="10.652cm">
          <text:p text:style-name="P1"><text:span text:style-name="T7">Read files</text:span></text:p>
          <text:p text:style-name="P1"><text:span text:style-name="T7">“</text:span><text:span text:style-name="T7">Discover Abbi’s True Intentions”</text:span></text:p>
          <text:p text:style-name="P1"><text:span text:style-name="T7">+5 pt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2" draw:layer="layout" svg:width="14.558cm" svg:height="1.651cm" svg:x="6.691cm" svg:y="1.255cm">
          <draw:text-box>
            <text:p text:style-name="P1"><text:span text:style-name="T1">Cha</text:span><text:span text:style-name="T1">pter </text:span><text:span text:style-name="T1">2: </text:span><text:span text:style-name="T1">Sign</text:span><text:span text:style-name="T1">ing </text:span><text:span text:style-name="T1">Up</text:span></text:p>
          </draw:text-box>
        </draw:frame>
        <draw:custom-shape draw:style-name="gr11" draw:text-style-name="P8" xml:id="id7" draw:id="id7" draw:layer="layout" svg:width="3.302cm" svg:height="2.814cm" svg:x="1.889cm" svg:y="8.366cm">
          <text:p text:style-name="P1"><text:span text:style-name="T6">Start </text:span><text:span text:style-name="T6">Outside</text:span></text:p>
          <text:p text:style-name="P1"><text:span text:style-name="T6">Courtho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svg:x1="5.191cm" svg:y1="9.773cm" svg:x2="6.215cm" svg:y2="9.774cm" draw:start-shape="id7" draw:start-glue-point="10" draw:end-shape="id8" draw:end-glue-point="3" svg:d="M5191 9773h565v1h459" svg:viewBox="0 0 1025 2">
          <text:p/>
        </draw:connector>
        <draw:connector draw:style-name="gr8" draw:text-style-name="P7" draw:layer="layout" svg:x1="3.54cm" svg:y1="11.18cm" svg:x2="3.527cm" svg:y2="12.058cm" draw:start-shape="id7" draw:start-glue-point="8" draw:end-shape="id9" draw:end-glue-point="0" svg:d="M3540 11180v492h-13v386" svg:viewBox="0 0 14 879">
          <text:p/>
        </draw:connector>
        <draw:custom-shape draw:style-name="gr12" draw:text-style-name="P7" xml:id="id9" draw:id="id9" draw:layer="layout" svg:width="3.388cm" svg:height="1.742cm" svg:x="1.833cm" svg:y="12.058cm">
          <text:p text:style-name="P1"><text:span text:style-name="T8">Visit </text:span><text:span text:style-name="T8">Bail</text:span></text:p>
          <text:p text:style-name="P1"><text:span text:style-name="T8">Bond</text:span><text:span text:style-name="T8">sman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8" draw:id="id8" draw:layer="layout" svg:width="3.388cm" svg:height="1.742cm" svg:x="6.215cm" svg:y="8.903cm">
          <text:p text:style-name="P1"><text:span text:style-name="T8">Go to</text:span></text:p>
          <text:p text:style-name="P1"><text:span text:style-name="T8">Recruit</text:span><text:span text:style-name="T8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10" draw:id="id10" draw:layer="layout" svg:width="3.462cm" svg:height="2.794cm" svg:x="10.619cm" svg:y="8.376cm">
          <text:p text:style-name="P1"><text:span text:style-name="T8">Tak</text:span><text:span text:style-name="T8">e</text:span></text:p>
          <text:p text:style-name="P1"><text:span text:style-name="T8">AS</text:span><text:span text:style-name="T8">VA</text:span><text:span text:style-name="T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svg:x1="9.603cm" svg:y1="9.774cm" svg:x2="10.619cm" svg:y2="9.773cm" draw:start-shape="id8" draw:start-glue-point="1" draw:end-shape="id10" draw:end-glue-point="6" svg:d="M9603 9774h508v-1h508" svg:viewBox="0 0 1017 2">
          <text:p/>
        </draw:connector>
        <draw:custom-shape draw:style-name="gr14" draw:text-style-name="P9" xml:id="id11" draw:id="id11" draw:layer="layout" svg:width="2.921cm" svg:height="1.564cm" svg:x="17.564cm" svg:y="8.979cm">
          <text:p text:style-name="P10">+5 pts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line-skew="1.7cm" svg:x1="14.081cm" svg:y1="9.773cm" svg:x2="17.564cm" svg:y2="9.761cm" draw:start-shape="id10" draw:start-glue-point="10" draw:end-shape="id11" draw:end-glue-point="3" svg:d="M14081 9773h3442v-12h41" svg:viewBox="0 0 3484 13">
          <text:p/>
        </draw:connector>
        <draw:frame draw:style-name="gr15" draw:text-style-name="P11" draw:layer="layout" svg:width="2.276cm" svg:height="0.839cm" svg:x="14.312cm" svg:y="9.278cm">
          <draw:text-box>
            <text:p><text:span text:style-name="T9">Passe</text:span><text:span text:style-name="T9">d</text:span></text:p>
          </draw:text-box>
        </draw:frame>
        <draw:custom-shape draw:style-name="gr16" draw:text-style-name="P7" xml:id="id12" draw:id="id12" draw:layer="layout" svg:width="2.473cm" svg:height="1.905cm" svg:x="11.127cm" svg:y="12.53cm">
          <text:p text:style-name="P1"><text:span text:style-name="T8">&lt;nil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2" draw:layer="layout" svg:x1="12.35cm" svg:y1="11.17cm" svg:x2="12.364cm" svg:y2="12.53cm" draw:start-shape="id10" draw:start-glue-point="8" draw:end-shape="id12" draw:end-glue-point="4" svg:d="M12350 11170v680h14v680" svg:viewBox="0 0 15 1361">
          <text:p text:style-name="P1"><text:span text:style-name="T9">F</text:span><text:span text:style-name="T9">ai</text:span><text:span text:style-name="T9">le</text:span><text:span text:style-name="T9">d</text:span></text:p>
        </draw:connector>
        <draw:custom-shape draw:style-name="gr17" draw:text-style-name="P3" xml:id="id13" draw:id="id13" draw:layer="layout" svg:width="3.605cm" svg:height="3.306cm" svg:x="22.303cm" svg:y="8.085cm">
          <text:p text:style-name="P1"><text:span text:style-name="T2">Ship to</text:span></text:p>
          <text:p text:style-name="P1"><text:span text:style-name="T2">Fort </text:span><text:span text:style-name="T2">Bennin</text:span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svg:x1="20.485cm" svg:y1="9.761cm" svg:x2="22.303cm" svg:y2="9.738cm" draw:start-shape="id11" draw:start-glue-point="1" draw:end-shape="id13" draw:end-glue-point="6" svg:d="M20485 9761h856v-23h962" svg:viewBox="0 0 1819 24">
          <text:p/>
        </draw:connector>
        <draw:custom-shape draw:style-name="gr18" draw:text-style-name="P9" draw:layer="layout" svg:width="4.064cm" svg:height="1.778cm" svg:x="1.381cm" svg:y="13.573cm">
          <text:p text:style-name="P1"><text:span text:style-name="T7">Find $20 in Bail Bonds Office</text:span></text:p>
          <text:p text:style-name="P1"><text:span text:style-name="T7">+5 p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334cm" svg:height="3.048cm" svg:x="1.889cm" svg:y="16.621cm">
          <text:p text:style-name="P1"><text:span text:style-name="T7">Read files</text:span></text:p>
          <text:p text:style-name="P1"><text:span text:style-name="T7">“</text:span><text:span text:style-name="T7">Discover Abbi’s True Intentions”</text:span></text:p>
          <text:p text:style-name="P1"><text:span text:style-name="T7">+5 pts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2" draw:layer="layout" svg:width="14.558cm" svg:height="1.651cm" svg:x="6.691cm" svg:y="1.256cm">
          <draw:text-box>
            <text:p text:style-name="P1"><text:span text:style-name="T1">Chapter 3: Basic Train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3T22:55:21.447360880</meta:creation-date>
    <dc:date>2017-06-05T22:52:44.542406192</dc:date>
    <meta:editing-duration>PT4H10M7S</meta:editing-duration>
    <meta:editing-cycles>7</meta:editing-cycles>
    <meta:generator>LibreOffice/5.1.6.2$Linux_X86_64 LibreOffice_project/10m0$Build-2</meta:generator>
    <meta:document-statistic meta:object-count="31"/>
  </office:meta>
</office:document-meta>
</file>